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df168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8cfae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d8cfae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941a0d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941a0d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11.5cm" svg:y="1cm">
          <text:p text:style-name="P1"><text:span text:style-name="T1">GC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4cm" svg:y="17.5cm">
          <text:p text:style-name="P1"><text:span text:style-name="T1">Child fra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8cm" svg:y="11.5cm">
          <text:p text:style-name="P1"><text:span text:style-name="T1">Paren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2.5cm" svg:y="3.5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4cm" svg:height="2cm" svg:x="14.5cm" svg:y="6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8cm" svg:y="6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cm" svg:height="3cm" svg:x="19cm" svg:y="1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4cm" svg:height="2cm" svg:x="11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2cm" draw:transform="rotate (0.5235987755982) translate (16.134cm 9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cm" svg:height="2cm" svg:x="4.5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9cm" svg:y="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5cm" svg:height="2cm" svg:x="22cm" svg:y="17.5cm">
          <text:p text:style-name="P1"><text:span text:style-name="T1">Child fra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7-30T13:23:14</dc:date>
    <meta:editing-cycles>4</meta:editing-cycles>
    <meta:editing-duration>PT19M4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